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1" style:family="table-cell">
      <style:table-cell-properties style:vertical-align="top" fo:padding-left="0.075in" fo:padding-right="0.075in" fo:padding-top="0in" fo:padding-bottom="0in" fo:border="0.75pt solid #000000" style:writing-mode="lr-tb"/>
    </style:style>
    <style:style style:name="P1" style:family="paragraph" style:parent-style-name="Contents_20_3">
      <style:paragraph-properties>
        <style:tab-stops>
          <style:tab-stop style:position="1in"/>
          <style:tab-stop style:position="6.5in" style:type="right"/>
        </style:tab-stops>
      </style:paragraph-properties>
    </style:style>
    <style:style style:name="P2" style:family="paragraph" style:parent-style-name="Text_20_body">
      <style:text-properties fo:font-size="11pt" style:font-size-asian="11pt"/>
    </style:style>
    <style:style style:name="P3" style:family="paragraph" style:parent-style-name="Text_20_body" style:list-style-name="WW8Num18">
      <style:text-properties fo:font-size="11pt" style:font-size-asian="11pt"/>
    </style:style>
    <style:style style:name="P4" style:family="paragraph" style:parent-style-name="Contents_20_2">
      <style:paragraph-properties>
        <style:tab-stops>
          <style:tab-stop style:position="6.5in" style:type="right"/>
        </style:tab-stops>
      </style:paragraph-properties>
    </style:style>
    <style:style style:name="P5" style:family="paragraph" style:parent-style-name="Heading_20_2" style:list-style-name="WW8Num23"/>
    <style:style style:name="P6" style:family="paragraph" style:parent-style-name="Heading_20_3">
      <style:text-properties fo:font-size="10.5pt" style:font-size-asian="10.5pt"/>
    </style:style>
    <style:style style:name="P7" style:family="paragraph" style:parent-style-name="Standard">
      <style:text-properties fo:font-size="12pt" style:font-size-asian="12pt"/>
    </style:style>
    <style:style style:name="P8" style:family="paragraph" style:parent-style-name="Standard">
      <style:paragraph-properties fo:text-align="end" style:justify-single-word="false" style:snap-to-layout-grid="false"/>
    </style:style>
    <style:style style:name="P9" style:family="paragraph" style:parent-style-name="Standard">
      <style:paragraph-properties style:snap-to-layout-grid="false"/>
    </style:style>
    <style:style style:name="P10" style:family="paragraph" style:parent-style-name="Standard">
      <style:paragraph-properties fo:text-align="center" style:justify-single-word="false" style:snap-to-layout-grid="false"/>
    </style:style>
    <style:style style:name="P11" style:family="paragraph" style:parent-style-name="Standard" style:list-style-name="WW8Num6">
      <style:text-properties style:use-window-font-color="true" style:font-name="Arial" fo:font-size="12pt" fo:font-weight="bold" style:font-size-asian="12pt" style:font-weight-asian="bold" style:font-name-complex="Arial"/>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fo:font-size="11pt" style:font-size-asian="11pt"/>
    </style:style>
    <style:style style:name="P14" style:family="paragraph" style:parent-style-name="Standard">
      <style:paragraph-properties fo:margin-left="0.5in" fo:margin-right="0in" fo:text-indent="0in" style:auto-text-indent="false"/>
      <style:text-properties fo:font-size="10.5pt" style:font-size-asian="10.5pt"/>
    </style:style>
    <style:style style:name="P15"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P16"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8pt" fo:font-weight="bold" style:font-size-asian="18pt" style:font-weight-asian="bold" style:font-name-complex="Arial"/>
    </style:style>
    <style:style style:name="P17"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P18" style:family="paragraph" style:parent-style-name="Standard">
      <style:paragraph-properties fo:margin-left="0in" fo:margin-right="0.25in" fo:text-indent="0in" style:auto-text-indent="false" style:snap-to-layout-grid="false"/>
    </style:style>
    <style:style style:name="P19"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P20" style:family="paragraph" style:parent-style-name="InfoBlue">
      <style:text-properties fo:color="#000000" fo:font-size="11pt" fo:font-style="normal" style:font-size-asian="11pt" style:font-style-asian="normal"/>
    </style:style>
    <style:style style:name="P21" style:family="paragraph" style:parent-style-name="InfoBlue">
      <style:paragraph-properties fo:margin-left="0in" fo:margin-right="0in" fo:text-indent="0in" style:auto-text-indent="false"/>
    </style:style>
    <style:style style:name="P22" style:family="paragraph" style:parent-style-name="Tabletext">
      <style:paragraph-properties style:snap-to-layout-grid="false"/>
    </style:style>
    <style:style style:name="P23" style:family="paragraph" style:parent-style-name="Tabletext">
      <style:paragraph-properties fo:text-align="center" style:justify-single-word="false" style:snap-to-layout-grid="false"/>
      <style:text-properties fo:font-weight="bold" style:font-weight-asian="bold"/>
    </style:style>
    <style:style style:name="P24" style:family="paragraph" style:parent-style-name="Heading">
      <style:paragraph-properties fo:text-align="end" style:justify-single-word="false"/>
    </style:style>
    <style:style style:name="P25" style:family="paragraph" style:parent-style-name="Heading">
      <style:text-properties fo:font-size="14pt" style:font-size-asian="14pt"/>
    </style:style>
    <style:style style:name="P26" style:family="paragraph" style:parent-style-name="Heading">
      <style:paragraph-properties fo:text-align="end" style:justify-single-word="false"/>
      <style:text-properties fo:font-size="14pt" style:font-size-asian="14pt"/>
    </style:style>
    <style:style style:name="P27" style:family="paragraph" style:parent-style-name="Heading">
      <style:paragraph-properties fo:break-before="page"/>
    </style:style>
    <style:style style:name="P28" style:family="paragraph" style:parent-style-name="Heading">
      <style:paragraph-properties fo:break-before="page">
        <style:tab-stops>
          <style:tab-stop style:position="0.3in"/>
          <style:tab-stop style:position="6.5in" style:type="right"/>
        </style:tab-stops>
      </style:paragraph-properties>
    </style:style>
    <style:style style:name="P29" style:family="paragraph" style:parent-style-name="Heading" style:master-page-name="Standard">
      <style:paragraph-properties fo:text-align="end" style:justify-single-word="false" style:page-number="auto"/>
    </style:style>
    <style:style style:name="P30" style:family="paragraph" style:parent-style-name="Heading" style:master-page-name="Convert_20_1">
      <style:paragraph-properties style:page-number="auto"/>
    </style:style>
    <style:style style:name="P31" style:family="paragraph" style:parent-style-name="Heading_20_1" style:list-style-name="WW8Num6">
      <style:text-properties style:use-window-font-color="true"/>
    </style:style>
    <style:style style:name="P32" style:family="paragraph" style:parent-style-name="Contents_20_1">
      <style:paragraph-properties>
        <style:tab-stops>
          <style:tab-stop style:position="6.5in" style:type="right"/>
        </style:tab-stops>
      </style:paragraph-properties>
    </style:style>
    <style:style style:name="T1" style:family="text">
      <style:text-properties style:font-name-asian="Arial"/>
    </style:style>
    <style:style style:name="T2" style:family="text">
      <style:text-properties fo:font-size="11pt" style:font-size-asian="11pt"/>
    </style:style>
    <style:style style:name="T3" style:family="text">
      <style:text-properties fo:font-size="11pt" style:font-size-asian="11pt" style:font-size-complex="11pt"/>
    </style:style>
    <style:style style:name="T4" style:family="text">
      <style:text-properties fo:font-size="10.5pt" style:font-size-asian="10.5pt"/>
    </style:style>
    <style:style style:name="T5" style:family="text">
      <style:text-properties style:font-name="Symbol"/>
    </style:style>
    <style:style style:name="T6" style:family="text">
      <style:text-properties style:use-window-font-color="true" fo:font-size="11pt" style:font-size-asian="11pt"/>
    </style:style>
    <style:style style:name="T7"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ubject>JagTran</text:subject></text:p>
      <text:p text:style-name="P24"><text:title>Software Architecture Document</text:title></text:p>
      <text:p text:style-name="P24"/>
      <text:p text:style-name="P26">Version<text:span text:style-name="T1"> </text:span>1.0</text:p>
      <text:p text:style-name="InfoBlue"/>
      <text:p text:style-name="InfoBlue"/>
      <text:p text:style-name="P21"><text:s/></text:p>
      <text:p text:style-name="P25"/>
      <text:p text:style-name="P30">Revision<text:span text:style-name="T1">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Date</text:p>
          </table:table-cell>
          <table:table-cell table:style-name="Table1.A1" office:value-type="string">
            <text:p text:style-name="P23">Version</text:p>
          </table:table-cell>
          <table:table-cell table:style-name="Table1.A1" office:value-type="string">
            <text:p text:style-name="P23">Description</text:p>
          </table:table-cell>
          <table:table-cell table:style-name="Table1.D1" office:value-type="string">
            <text:p text:style-name="P23">Author</text:p>
          </table:table-cell>
        </table:table-row>
        <table:table-row table:style-name="Table1.1">
          <table:table-cell table:style-name="Table1.A1" office:value-type="string">
            <text:p text:style-name="P22">04/03/12</text:p>
          </table:table-cell>
          <table:table-cell table:style-name="Table1.A1" office:value-type="string">
            <text:p text:style-name="P22">1.0</text:p>
          </table:table-cell>
          <table:table-cell table:style-name="Table1.A1" office:value-type="string">
            <text:p text:style-name="P22">Document Created and written</text:p>
          </table:table-cell>
          <table:table-cell table:style-name="Table1.D1" office:value-type="string">
            <text:p text:style-name="P22">Nguyen, Matthew</text:p>
          </table:table-cell>
        </table:table-row>
        <table:table-row table:style-name="Table1.1">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D1" office:value-type="string">
            <text:p text:style-name="P22"/>
          </table:table-cell>
        </table:table-row>
        <table:table-row table:style-name="Table1.1">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D1" office:value-type="string">
            <text:p text:style-name="P22"/>
          </table:table-cell>
        </table:table-row>
        <table:table-row table:style-name="Table1.1">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D1" office:value-type="string">
            <text:p text:style-name="P22"/>
          </table:table-cell>
        </table:table-row>
      </table:table>
      <text:p text:style-name="Standard"/>
      <text:p text:style-name="P27">Table<text:span text:style-name="T1"> </text:span>of<text:span text:style-name="T1"> </text:span>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2">1. Introduction<text:tab/>4</text:p>
          <text:p text:style-name="P4">1.1 Purpose<text:tab/>4</text:p>
          <text:p text:style-name="P4">1.2 Scope<text:tab/>4</text:p>
          <text:p text:style-name="P4">1.3 Definitions, Acronyms, and Abbreviations<text:tab/>4</text:p>
          <text:p text:style-name="P4">1.4 References<text:tab/>4</text:p>
          <text:p text:style-name="P32">2. Architectural Representation <text:tab/>5</text:p>
          <text:p text:style-name="P32">3. Use-Case View <text:tab/>5</text:p>
          <text:p text:style-name="P4">3.1 Use-Case Realizations<text:tab/>5</text:p>
          <text:p text:style-name="P1">3.1.1 JT-Use_Case_1<text:tab/>5</text:p>
          <text:p text:style-name="P1">3.1.2 Corrected - He Zhang---use case<text:tab/>5</text:p>
          <text:p text:style-name="P1">3.1.3 RA Team 1 Brief Use Cases by Xingyu Wang: Brief UC 2<text:tab/>5</text:p>
          <text:p text:style-name="P32">4. Logical View <text:tab/>6</text:p>
          <text:p text:style-name="P4"><text:s/>Need analysis and design model<text:tab/>6</text:p>
          <text:p text:style-name="P4">4.1 Architecturally Significant Design Packages<text:tab/>6</text:p>
          <text:p text:style-name="P32">5. Process View<text:tab/>6</text:p>
          <text:p text:style-name="P32"><text:s/>Need to speak to programming team<text:tab/>6</text:p>
          <text:p text:style-name="P32">6. Deployment View <text:tab/>6</text:p>
          <text:p text:style-name="P32">7. Implementation View <text:tab/>6</text:p>
          <text:p text:style-name="P4">7.1 Overview<text:tab/>6</text:p>
          <text:p text:style-name="P4">7.2 Layers<text:tab/>6</text:p>
          <text:p text:style-name="P32">8. Data View (optional)<text:tab/>6</text:p>
          <text:p text:style-name="P32">9. Size and Performance <text:tab/>6</text:p>
          <text:p text:style-name="P32">10. Quality <text:tab/>6</text:p>
        </text:index-body>
      </text:table-of-content>
      <text:p text:style-name="P28"><text:title>Software Architecture Document</text:title><text:span text:style-name="T1"> </text:span></text:p>
      <text:h text:style-name="Heading_20_1" text:outline-level="1">Introduction</text:h>
      <text:h text:style-name="Heading_20_2" text:outline-level="2">Purpose</text:h>
      <text:p text:style-name="P13">This document provides a comprehensive architectural overview of the system, using a number of different architectural views to depict different aspects of the system. It is intended to capture and convey the significant architectural decisions which have been made on the system.</text:p>
      <text:p text:style-name="P12"/>
      <text:h text:style-name="Heading_20_2" text:outline-level="2">Scope</text:h>
      <text:p text:style-name="P2">The Software Architecture Document affects the overall entirety of the programming base of the application.</text:p>
      <text:h text:style-name="Heading_20_2" text:outline-level="2">Definitions,<text:span text:style-name="T1"> </text:span>Acronyms,<text:span text:style-name="T1"> </text:span>and<text:span text:style-name="T1"> </text:span>Abbreviations</text:h>
      <text:p text:style-name="P20">Refer to Glossary.</text:p>
      <text:h text:style-name="Heading_20_2" text:outline-level="2">References</text:h>
      <text:list xml:id="list211180263" text:style-name="WW8Num18">
        <text:list-item>
          <text:p text:style-name="P3">Glossary</text:p>
        </text:list-item>
        <text:list-item>
          <text:p text:style-name="P3">Use Cases</text:p>
        </text:list-item>
        <text:list-item>
          <text:p text:style-name="P3">Deployment Plan</text:p>
        </text:list-item>
        <text:list-item>
          <text:p text:style-name="P3">Development Case</text:p>
        </text:list-item>
        <text:list-item>
          <text:p text:style-name="P3">Analysis and Design Model</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Architectural<text:span text:style-name="T1"> </text:span>Representation<text:span text:style-name="T1"> </text:span></text:h>
      <text:h text:style-name="Heading_20_1" text:outline-level="1">Use-Case<text:span text:style-name="T1"> </text:span>View<text:span text:style-name="T1"> </text:span></text:h>
      <text:p text:style-name="InfoBlue"/>
      <text:h text:style-name="Heading_20_2" text:outline-level="2">Use-Case<text:span text:style-name="T1"> </text:span>Realizations</text:h>
      <text:p text:style-name="P12"><text:span text:style-name="T2">Primary functionality use cases:</text:span></text:p>
      <text:h text:style-name="P6" text:outline-level="3">JT-Use_Case_1</text:h>
      <text:p text:style-name="P12">This use case describes the one of the main functions the JagTrack should be to <text:span text:style-name="T4">provide</text:span> the user with.</text:p>
      <text:h text:style-name="Heading_20_3" text:outline-level="3">Corrected<text:span text:style-name="T1"> </text:span>-<text:span text:style-name="T1"> </text:span>He<text:span text:style-name="T1"> </text:span>Zhang---use<text:span text:style-name="T1"> </text:span>case</text:h>
      <text:p text:style-name="P12"><text:span text:style-name="T4">This use case describes a function that should be available to any and all users.</text:span></text:p>
      <text:h text:style-name="Heading_20_3" text:outline-level="3">RA<text:span text:style-name="T1"> </text:span>Team<text:span text:style-name="T1"> </text:span>1<text:span text:style-name="T1"> </text:span>Brief<text:span text:style-name="T1"> </text:span>Use<text:span text:style-name="T1"> </text:span>Cases<text:span text:style-name="T1"> </text:span>by<text:span text:style-name="T1"> </text:span>Xingyu<text:span text:style-name="T1"> </text:span>Wang:<text:span text:style-name="T1"> </text:span>Brief<text:span text:style-name="T1"> </text:span>UC<text:span text:style-name="T1"> </text:span>2</text:h>
      <text:p text:style-name="P14">Use case 2 from this document should be a functionality of the JagTrack appl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Logical<text:span text:style-name="T1"> </text:span>View<text:span text:style-name="T1"> </text:span></text:h>
      <text:list xml:id="list1342303072" text:style-name="WW8Num23">
        <text:list-header>
          <text:h text:style-name="P5" text:outline-level="2"><text:span text:style-name="T6">[See package diagram]</text:span></text:h>
        </text:list-header>
      </text:list>
      <text:h text:style-name="Heading_20_1" text:outline-level="1">Process<text:span text:style-name="T1"> </text:span>View</text:h>
      <text:list xml:id="list537905685" text:style-name="WW8Num6">
        <text:list-header>
          <text:h text:style-name="P31" text:outline-level="1">[See Use Case Realizations]</text:h>
        </text:list-header>
      </text:list>
      <text:h text:style-name="Heading_20_1" text:outline-level="1">Deployment<text:span text:style-name="T1"> </text:span>View<text:span text:style-name="T1"> </text:span></text:h>
      <text:list xml:id="list122207050" text:continue-numbering="true" text:style-name="WW8Num6">
        <text:list-header>
          <text:p text:style-name="P11">[See Deployment Diagram]</text:p>
        </text:list-header>
      </text:list>
      <text:h text:style-name="Heading_20_1" text:outline-level="1">Implementation<text:span text:style-name="T1"> </text:span>View<text:span text:style-name="T1"> </text:span></text:h>
      <text:h text:style-name="Heading_20_1" text:outline-level="1">Data<text:span text:style-name="T1"> </text:span>View<text:span text:style-name="T1"> </text:span>(optional)</text:h>
      <text:p text:style-name="Text_20_body"><text:span text:style-name="T3">Data, such as the time left for a JagTran to reach the next stop, shall be kept on a server and be transferred to any device with the JagTrack application as necessary.</text:span></text:p>
      <text:h text:style-name="Heading_20_1" text:outline-level="1">Size<text:span text:style-name="T1"> </text:span>and<text:span text:style-name="T1"> </text:span>Performance<text:span text:style-name="T1"> </text:span></text:h>
      <text:p text:style-name="P2">Application should take minimal space possible, and performance should only use the necessary memory needed to run. This allows for maximum battery life in the device as well. Additionally, JagTrack time readings should be accurate within 30 seconds.</text:p>
      <text:h text:style-name="Heading_20_1" text:outline-level="1">Quality<text:span text:style-name="T1"> </text:span></text:h>
      <text:p text:style-name="P2">The system should be able to be accessed anywhere, anytime, and on most systems. It should be compatible with Android, and on an internet browser from a computer. Eventually, service may extend to iOS and other devices. The system should be available all throughout the day, and maintenance should only be done after midnight, and must be up before 6 am. If such an occurrence were to occur where downtime must be longer than those times, or done before those time, a notice will be sent out to all users will the application and on the website to alert for down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size="18pt" fo:font-weight="bold" style:font-size-asian="18pt" style:font-weight-asian="bold" style:font-name-complex="Arial"/>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0835in" fo:margin-bottom="0.0417in"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fo:line-height="100%" fo:text-align="justify" style:justify-single-word="false"/>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fo:margin-left="0.5in" fo:margin-right="0in" fo:margin-top="0in" fo:margin-bottom="0.0835in" fo:text-indent="0in" style:auto-text-indent="false"/>
      <style:text-properties fo:color="#0000ff" fo:font-style="italic" style:font-style-asian="italic"/>
    </style:style>
    <style:style style:name="Balloon_20_Text" style:display-name="Balloon Text" style:family="paragraph" style:parent-style-name="Standard">
      <style:paragraph-properties fo:line-height="100%"/>
      <style:text-properties style:font-name="Tahoma" fo:font-size="8pt" style:font-size-asian="8pt" style:font-name-complex="Tahoma" style:font-size-complex="8pt"/>
    </style:style>
    <style:style style:name="Date" style:family="paragraph" style:parent-style-name="Standard" style:nex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St6z0" style:family="text">
      <style:text-properties style:font-name="Symbol" style:font-name-complex="Symbol"/>
    </style:style>
    <style:style style:name="WW8NumSt19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Tahoma" fo:font-size="8pt" style:font-size-asian="8pt" style:font-name-complex="Tahoma" style:font-size-complex="8pt"/>
    </style:style>
    <style:style style:name="Date_20_Char" style:display-name="Date Cha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1.0417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5417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2.0417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5417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3.0417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5417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4.0417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5417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5.0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6.6479in" fo:margin-left="-0.0799in" table:align="left" style:writing-mode="lr-tb"/>
    </style:style>
    <style:style style:name="Table3.A" style:family="table-column">
      <style:table-column-properties style:column-width="4.4299in"/>
    </style:style>
    <style:style style:name="Table3.B" style:family="table-column">
      <style:table-column-properties style:column-width="2.2181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B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5875in" fo:margin-left="-0.075in" table:align="left" style:writing-mode="lr-tb"/>
    </style:style>
    <style:style style:name="Table2.A" style:family="table-column">
      <style:table-column-properties style:column-width="2.195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8pt" fo:font-weight="bold" style:font-size-asian="18pt" style:font-weight-asian="bold" style:font-name-complex="Arial"/>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MP5" style:family="paragraph" style:parent-style-name="Standard">
      <style:paragraph-properties style:snap-to-layout-grid="false"/>
    </style:style>
    <style:style style:name="MP6"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MP7" style:family="paragraph" style:parent-style-name="Standard">
      <style:paragraph-properties fo:margin-left="0in" fo:margin-right="0.25in" fo:text-indent="0in" style:auto-text-indent="false" style:snap-to-layout-grid="false"/>
    </style:style>
    <style:style style:name="MP8" style:family="paragraph" style:parent-style-name="Standard">
      <style:paragraph-properties fo:text-align="center" style:justify-single-word="false" style:snap-to-layout-grid="false"/>
    </style:style>
    <style:style style:name="MP9"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number:date-style style:name="N120">
      <number:year number:style="long"/>
    </number:date-style>
  </office:automatic-styles>
  <office:master-styles>
    <style:master-page style:name="Standard" style:page-layout-name="Mpm1">
      <style:header>
        <text:p text:style-name="MP1"/>
        <text:p text:style-name="MP2"/>
        <text:p text:style-name="MP3">JagTra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able:table table:name="Table3" table:style-name="Table3">
          <table:table-column table:style-name="Table3.A"/>
          <table:table-column table:style-name="Table3.B"/>
          <table:table-row table:style-name="Table3.1">
            <table:table-cell table:style-name="Table3.A1" office:value-type="string">
              <text:p text:style-name="MP5"><text:subject>JagTran</text:subject></text:p>
            </table:table-cell>
            <table:table-cell table:style-name="Table3.B1" office:value-type="string">
              <text:p text:style-name="MP6"><text:s text:c="2"/>Version: <text:s text:c="10"/>1.0</text:p>
            </table:table-cell>
          </table:table-row>
          <table:table-row table:style-name="Table3.1">
            <table:table-cell table:style-name="Table3.A1" office:value-type="string">
              <text:p text:style-name="MP5"><text:title>Software Architecture Document</text:title></text:p>
            </table:table-cell>
            <table:table-cell table:style-name="Table3.B1" office:value-type="string">
              <text:p text:style-name="MP5"><text:s text:c="2"/>Date: <text:s/>4/3/12</text:p>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7">Confidential</text:p>
            </table:table-cell>
            <table:table-cell table:style-name="Table2.A1" office:value-type="string">
              <text:p text:style-name="MP8"><text:span text:style-name="MT1"></text:span>JagTran, <text:date style:data-style-name="N120" text:date-value="2012-04-30T22:11:22.99">2012</text:date></text:p>
            </table:table-cell>
            <table:table-cell table:style-name="Table2.A1" office:value-type="string">
              <text:p text:style-name="MP9">Page <text:span text:style-name="Page_20_Number"><text:page-number text:select-page="current">4</text:page-number></text:span><text:span text:style-name="Page_20_Number"> of </text:span><text:span text:style-name="Page_20_Number"><text:page-count style:num-format="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Architecture Document</dc:title>
    <dc:subject>JagTran</dc:subject>
    <meta:creation-date>2012-04-30T22:05:43</meta:creation-date>
    <dc:date>2012-04-30T22:11:23</dc:date>
    <meta:editing-cycles>5</meta:editing-cycles>
    <meta:editing-duration>PT7H59M40S</meta:editing-duration>
    <meta:document-statistic meta:table-count="3" meta:image-count="0" meta:object-count="0" meta:page-count="6" meta:paragraph-count="82" meta:word-count="530" meta:character-count="3146" meta:non-whitespace-character-count="2693"/>
    <meta:generator>LibreOffice/3.4$Linux LibreOffice_project/340m1$Build-402</meta:generator>
    <meta:user-defined meta:name="Company Name">Objectives</meta:user-defined>
    <meta:user-defined meta:name="Info 2"/>
    <meta:user-defined meta:name="Info 3"/>
    <meta:user-defined meta:name="Info 4"/>
  </office:meta>
</office:document-meta>
</file>